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9867" officeooo:paragraph-rsid="00159867"/>
    </style:style>
    <style:style style:name="P2" style:family="paragraph" style:parent-style-name="Standard">
      <style:text-properties officeooo:rsid="00159867" officeooo:paragraph-rsid="0017f81b"/>
    </style:style>
    <style:style style:name="P3" style:family="paragraph" style:parent-style-name="Standard">
      <style:text-properties officeooo:rsid="00175eca" officeooo:paragraph-rsid="00175eca"/>
    </style:style>
    <style:style style:name="P4" style:family="paragraph" style:parent-style-name="Standard">
      <style:text-properties officeooo:rsid="0017f81b" officeooo:paragraph-rsid="0017f81b"/>
    </style:style>
    <style:style style:name="T1" style:family="text">
      <style:text-properties officeooo:rsid="0017f81b"/>
    </style:style>
    <style:style style:name="T2" style:family="text">
      <style:text-properties officeooo:rsid="00186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ідпочинок у Дземброні</text:h>
      <text:p text:style-name="P1"/>
      <text:p text:style-name="P2"><text:span text:style-name="T1">Київська оселя у Дземброні </text:span><text:a xlink:type="simple" xlink:href="https://dzembronya.blogspot.com/" text:style-name="Internet_20_link" text:visited-style-name="Visited_20_Internet_20_Link"><text:span text:style-name="T1">https://dzembronya.blogspot.com/</text:span></text:a><text:span text:style-name="T1">. Це</text:span> перший сайт на цьому шаблоні. <text:span text:style-name="T1">Хоча ще є задачі, але це вже бета версія.</text:span></text:p>
      <text:p text:style-name="P1"/>
      <text:p text:style-name="P3">&lt;hr/&gt;</text:p>
      <text:p text:style-name="P3"/>
      <text:p text:style-name="P4">Село Дземброня знаходиться в самому центрі Українських Карпат, біля Чорногірського хребта та гори Попіван. За день по горах можна дістатись і до Говерли. <text:span text:style-name="T2">Або можна прокласти маршрут по україно-румунському кордону, що приблизно в 30 км від Дземброні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3:55:47.631667475</meta:creation-date>
    <meta:generator>LibreOffice/5.1.6.2$Linux_X86_64 LibreOffice_project/10m0$Build-2</meta:generator>
    <dc:date>2017-06-30T00:52:51.727412182</dc:date>
    <meta:editing-duration>PT4M38S</meta:editing-duration>
    <meta:editing-cycles>1</meta:editing-cycles>
    <meta:document-statistic meta:table-count="0" meta:image-count="0" meta:object-count="0" meta:page-count="1" meta:paragraph-count="4" meta:word-count="61" meta:character-count="411" meta:non-whitespace-character-count="354"/>
  </office:meta>
</office:document-meta>
</file>